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svg:stroke-color="#00ff00" draw:textarea-horizontal-align="center"/>
    </style:style>
    <style:style style:name="gr5" style:family="graphic" style:parent-style-name="standard">
      <style:graphic-properties svg:stroke-color="#00ff00" draw:marker-end="Arrow" draw:marker-end-width="0.3cm" draw:textarea-horizontal-align="center"/>
    </style:style>
    <style:style style:name="gr6" style:family="graphic" style:parent-style-name="standard">
      <style:graphic-properties draw:marker-end="Arrow" draw:marker-end-width="0.3cm" draw:textarea-horizontal-align="center"/>
    </style:style>
    <style:style style:name="gr7" style:family="graphic" style:parent-style-name="standard">
      <style:graphic-properties draw:textarea-horizontal-align="center"/>
    </style:style>
    <style:style style:name="gr8" style:family="graphic" style:parent-style-name="standard">
      <style:graphic-properties svg:stroke-color="#00ff00" draw:fill="none" draw:textarea-vertical-align="middle" draw:auto-grow-height="false" fo:min-height="0.749cm" fo:min-width="0.499cm"/>
    </style:style>
    <style:style style:name="gr9" style:family="graphic" style:parent-style-name="standard">
      <style:graphic-properties svg:stroke-color="#00ff00" draw:marker-end="Arrow" draw:marker-end-width="0.457cm" draw:textarea-horizontal-align="center"/>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9.463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0.6cm" fo:margin-right="0cm" fo:text-indent="-0.6cm"/>
    </style:style>
    <style:style style:name="P11" style:family="paragraph">
      <style:paragraph-properties fo:margin-left="0.6cm" fo:margin-right="0cm" fo:text-indent="-0.6cm"/>
      <style:text-properties fo:font-size="16pt"/>
    </style:style>
    <style:style style:name="P12" style:family="paragraph">
      <style:paragraph-properties fo:margin-left="4.8cm" fo:margin-right="0cm" text:enable-numbering="false" fo:text-indent="-0.6cm"/>
    </style:style>
    <style:style style:name="P13" style:family="paragraph">
      <style:paragraph-properties fo:margin-left="1.2cm" fo:margin-right="0cm" text:enable-numbering="true" fo:text-indent="-0.9cm"/>
    </style:style>
    <style:style style:name="P14" style:family="paragraph">
      <style:paragraph-properties fo:margin-left="3.6cm" fo:margin-right="0cm" text:enable-numbering="false" fo:text-indent="-0.6cm"/>
    </style:style>
    <style:style style:name="P15" style:family="paragraph">
      <style:paragraph-properties fo:margin-left="0cm" fo:margin-right="0cm" fo:text-align="center" fo:text-indent="0cm"/>
    </style:style>
    <style:style style:name="P16" style:family="paragraph">
      <style:paragraph-properties fo:text-align="center"/>
    </style:style>
    <style:style style:name="P17" style:family="paragraph">
      <style:paragraph-properties fo:margin-left="3.6cm" fo:margin-right="0cm" text:enable-numbering="true" fo:text-indent="-0.6cm"/>
    </style:style>
    <style:style style:name="P18" style:family="paragraph">
      <style:paragraph-properties fo:margin-left="2.4cm" fo:margin-right="0cm" text:enable-numbering="true" fo:text-indent="-0.8cm"/>
    </style:style>
    <style:style style:name="P19" style:family="paragraph">
      <style:paragraph-properties fo:margin-left="0cm" fo:margin-right="0cm" fo:text-align="center" fo:text-indent="0cm"/>
      <style:text-properties fo:font-size="16pt"/>
    </style:style>
    <style:style style:name="P20" style:family="paragraph">
      <style:paragraph-properties fo:margin-left="0cm" fo:margin-right="0cm" fo:text-align="center" fo:text-indent="0cm"/>
      <style:text-properties fo:color="#23ff23" fo:font-size="16pt"/>
    </style:style>
    <style:style style:name="P21" style:family="paragraph">
      <style:paragraph-properties fo:margin-left="0cm" fo:margin-right="0cm" fo:text-align="center" fo:text-indent="0cm"/>
      <style:text-properties fo:font-size="18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ffffff"/>
    </style:style>
    <style:style style:name="T9" style:family="text">
      <style:text-properties fo:color="#ccccff"/>
    </style:style>
    <style:style style:name="T10" style:family="text">
      <style:text-properties fo:color="#23ff23"/>
    </style:style>
    <style:style style:name="T11"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2"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2.1-12.5</presentation:footer-decl>
      <presentation:footer-decl presentation:name="ftr2">CMPTxxxx</presentation:footer-decl>
      <presentation:date-time-decl presentation:name="dtd1" presentation:source="fixed">24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12.1-12.5: Pointer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24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587cm" svg:height="0.971cm" svg:x="17.13cm" svg:y="19.285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5">Midterms will be</text:span><text:span text:style-name="T5"><text:line-break/></text:span><text:span text:style-name="T5">back tomorrow</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last time (11.4-11.9)</text:p>
          </draw:text-box>
        </draw:frame>
        <draw:frame presentation:style-name="pr5" draw:text-style-name="P8" draw:layer="layout" svg:width="25.199cm" svg:height="14.529cm" svg:x="1.4cm" svg:y="4.507cm" presentation:class="outline" presentation:user-transformed="true">
          <draw:text-box>
            <text:list text:style-name="L5">
              <text:list-item>
                <text:p text:style-name="P8"><text:span text:style-name="T7">Constructors</text:span><text:span text:style-name="T8">: </text:span><text:span text:style-name="T9">Type { list }</text:span></text:p>
              </text:list-item>
            </text:list>
            <text:list text:style-name="L5">
              <text:list-item>
                <text:list>
                  <text:list-item>
                    <text:p text:style-name="P9"><text:span text:style-name="T7">Set</text:span> constructors</text:p>
                  </text:list-item>
                </text:list>
              </text:list-item>
            </text:list>
            <text:list text:style-name="L5">
              <text:list-item>
                <text:list>
                  <text:list-item>
                    <text:p text:style-name="P9"><text:span text:style-name="T7">Array</text:span> constructors</text:p>
                  </text:list-item>
                </text:list>
              </text:list-item>
            </text:list>
            <text:list text:style-name="L5">
              <text:list-item>
                <text:list>
                  <text:list-item>
                    <text:p text:style-name="P9"><text:span text:style-name="T7">Record</text:span> constructors</text:p>
                  </text:list-item>
                </text:list>
              </text:list-item>
            </text:list>
            <text:list text:style-name="L5">
              <text:list-item>
                <text:p text:style-name="P8"><text:span text:style-name="T7">Variant</text:span> records<text:line-break/></text:p>
              </text:list-item>
            </text:list>
            <text:list text:style-name="L5">
              <text:list-item>
                <text:p text:style-name="P8">Read on your own:</text:p>
              </text:list-item>
            </text:list>
            <text:list text:style-name="L5">
              <text:list-item>
                <text:list>
                  <text:list-item>
                    <text:p text:style-name="P9"><text:span text:style-name="T7">CASE</text:span> statement</text:p>
                  </text:list-item>
                </text:list>
              </text:list-item>
            </text:list>
            <text:list text:style-name="L5">
              <text:list-item>
                <text:list>
                  <text:list-item>
                    <text:p text:style-name="P9"><text:span text:style-name="T7">Pragmas</text:span></text:p>
                  </text:list-item>
                </text:list>
              </text:list-item>
            </text:list>
            <text:list text:style-name="L5">
              <text:list-item>
                <text:list>
                  <text:list-item>
                    <text:p text:style-name="P9">Tips for program <text:span text:style-name="T7">efficiency</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0"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hat's on for today (12.1-12.5)</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Pointers</text:span></text:p>
              </text:list-item>
            </text:list>
            <text:list text:style-name="L5">
              <text:list-item>
                <text:list>
                  <text:list-item>
                    <text:p text:style-name="P9"><text:span text:style-name="T7">Creating</text:span> pointers, <text:span text:style-name="T7">dereferencing</text:span> pointers</text:p>
                  </text:list-item>
                </text:list>
              </text:list-item>
            </text:list>
            <text:list text:style-name="L5">
              <text:list-item>
                <text:list>
                  <text:list-item>
                    <text:p text:style-name="P9">Assignment <text:span text:style-name="T7">compatibility</text:span></text:p>
                  </text:list-item>
                </text:list>
              </text:list-item>
            </text:list>
            <text:list text:style-name="L5">
              <text:list-item>
                <text:list>
                  <text:list-item>
                    <text:p text:style-name="P9">Pointer <text:span text:style-name="T7">arithmetic</text:span></text:p>
                  </text:list-item>
                </text:list>
              </text:list-item>
            </text:list>
            <text:list text:style-name="L5">
              <text:list-item>
                <text:list>
                  <text:list-item>
                    <text:p text:style-name="P9"><text:span text:style-name="T7">NIL</text:span></text:p>
                  </text:list-item>
                </text:list>
              </text:list-item>
            </text:list>
            <text:list text:style-name="L5">
              <text:list-item>
                <text:p text:style-name="P8"><text:span text:style-name="T7">Static</text:span> vs. <text:span text:style-name="T7">dynamic</text:span> allocation of memory</text:p>
              </text:list-item>
            </text:list>
            <text:list text:style-name="L5">
              <text:list-item>
                <text:list>
                  <text:list-item>
                    <text:p text:style-name="P9"><text:span text:style-name="T7">Activation</text:span> records</text:p>
                  </text:list-item>
                </text:list>
              </text:list-item>
            </text:list>
            <text:list text:style-name="L5">
              <text:list-item>
                <text:list>
                  <text:list-item>
                    <text:p text:style-name="P9"><text:span text:style-name="T7">Stack</text:span>, stack pointer</text:p>
                  </text:list-item>
                </text:list>
              </text:list-item>
            </text:list>
            <text:list text:style-name="L5">
              <text:list-item>
                <text:p text:style-name="P8">Dynamic variables: <text:span text:style-name="T7">NEW</text:span>(), <text:span text:style-name="T7">DISPOSE</text:span>()</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3"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ointer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Values are stored in <text:span text:style-name="T7">locations</text:span> in memory (<text:span text:style-name="T9">LOC</text:span>)</text:p>
              </text:list-item>
            </text:list>
            <text:list text:style-name="L5">
              <text:list-item>
                <text:p text:style-name="P8">These locations are accessed by their <text:span text:style-name="T9">ADDRESS</text:span>es, which <text:span text:style-name="T7">point</text:span> to a spot in memory</text:p>
              </text:list-item>
            </text:list>
            <text:list text:style-name="L5">
              <text:list-item>
                <text:list>
                  <text:list-item>
                    <text:list>
                      <text:list-item>
                        <text:list>
                          <text:list-item>
                            <text:p text:style-name="P12"><text:span text:style-name="T9">TYPE</text:span> <text:span text:style-name="T9">ADDRESS</text:span> = <text:span text:style-name="T7">POINTER</text:span> <text:span text:style-name="T9">TO</text:span> <text:span text:style-name="T9">LOC</text:span>;</text:p>
                          </text:list-item>
                        </text:list>
                      </text:list-item>
                    </text:list>
                  </text:list-item>
                </text:list>
              </text:list-item>
            </text:list>
            <text:list text:style-name="L5">
              <text:list-item>
                <text:p text:style-name="P13">A <text:span text:style-name="T7">pointer</text:span> is a variable whose <text:span text:style-name="T10">value</text:span> is a memory <text:span text:style-name="T10">address</text:span>:</text:p>
              </text:list-item>
            </text:list>
            <text:list text:style-name="L5">
              <text:list-item>
                <text:list>
                  <text:list-item>
                    <text:list>
                      <text:list-item>
                        <text:p text:style-name="P14"><text:span text:style-name="T9">VAR</text:span></text:p>
                      </text:list-item>
                    </text:list>
                  </text:list-item>
                </text:list>
              </text:list-item>
            </text:list>
            <text:list text:style-name="L5">
              <text:list-item>
                <text:list>
                  <text:list-item>
                    <text:list>
                      <text:list-item>
                        <text:list>
                          <text:list-item>
                            <text:p text:style-name="P12"><text:span text:style-name="T10">applePtr</text:span> : <text:span text:style-name="T7">POINTER</text:span> <text:span text:style-name="T9">TO</text:span> <text:span text:style-name="T9">REAL</text:span>;</text:p>
                          </text:list-item>
                        </text:list>
                      </text:list-item>
                    </text:list>
                  </text:list-item>
                </text:list>
              </text:list-item>
            </text:list>
            <text:list text:style-name="L5">
              <text:list-item>
                <text:list>
                  <text:list-item>
                    <text:list>
                      <text:list-item>
                        <text:list>
                          <text:list-item>
                            <text:p text:style-name="P12"><text:span text:style-name="T10">apple</text:span> : <text:span text:style-name="T9">REAL</text:span>;</text:p>
                          </text:list-item>
                        </text:list>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2"><text:span text:style-name="T10">apple</text:span> := 5.0;</text:p>
                          </text:list-item>
                        </text:list>
                      </text:list-item>
                    </text:list>
                  </text:list-item>
                </text:list>
              </text:list-item>
            </text:list>
            <text:list text:style-name="L5">
              <text:list-item>
                <text:list>
                  <text:list-item>
                    <text:list>
                      <text:list-item>
                        <text:list>
                          <text:list-item>
                            <text:p text:style-name="P12"><text:span text:style-name="T10">applePtr</text:span> := <text:span text:style-name="T9">SYSTEM</text:span>.<text:span text:style-name="T7">ADR</text:span> (<text:span text:style-name="T10">apple</text:span>);</text:p>
                          </text:list-item>
                        </text:list>
                      </text:list-item>
                    </text:list>
                  </text:list-item>
                </text:list>
              </text:list-item>
            </text:list>
          </draw:text-box>
        </draw:frame>
        <draw:rect draw:style-name="gr4" draw:text-style-name="P15" draw:id="id2" draw:layer="layout" svg:width="2.54cm" svg:height="1.27cm" svg:x="17.715cm" svg:y="14.37cm">
          <text:p text:style-name="P15">0x3e</text:p>
        </draw:rect>
        <draw:rect draw:style-name="gr4" draw:text-style-name="P15" draw:id="id4" draw:layer="layout" svg:width="2.54cm" svg:height="1.27cm" svg:x="23.215cm" svg:y="14.37cm">
          <text:p text:style-name="P15">5.0</text:p>
        </draw:rect>
        <draw:frame draw:style-name="gr1" draw:id="id1" draw:layer="layout" svg:width="3.059cm" svg:height="0.971cm" svg:x="17.515cm" svg:y="12.333cm">
          <draw:text-box>
            <text:p text:style-name="P1">applePtr</text:p>
          </draw:text-box>
        </draw:frame>
        <draw:frame draw:style-name="gr1" draw:text-style-name="P15" draw:id="id3" draw:layer="layout" svg:width="2.2cm" svg:height="0.971cm" svg:x="23.416cm" svg:y="12.334cm">
          <draw:text-box>
            <text:p text:style-name="P15">apple</text:p>
          </draw:text-box>
        </draw:frame>
        <draw:connector draw:style-name="gr5" draw:text-style-name="P16" draw:layer="layout" draw:type="line" svg:x1="19.044cm" svg:y1="13.304cm" svg:x2="18.985cm" svg:y2="14.37cm" draw:start-shape="id1" draw:start-glue-point="2" draw:end-shape="id2" draw:end-glue-point="0">
          <text:p text:style-name="P1"/>
        </draw:connector>
        <draw:connector draw:style-name="gr5" draw:text-style-name="P16" draw:layer="layout" draw:type="line" svg:x1="24.516cm" svg:y1="13.305cm" svg:x2="24.485cm" svg:y2="14.37cm" draw:start-shape="id3" draw:start-glue-point="2" draw:end-shape="id4" draw:end-glue-point="0">
          <text:p text:style-name="P1"/>
        </draw:connector>
        <draw:line draw:style-name="gr6" draw:text-style-name="P16" draw:layer="layout" svg:x1="19.895cm" svg:y1="14.918cm" svg:x2="22.934cm" svg:y2="14.382cm">
          <text:p text:style-name="P1"/>
        </draw:line>
        <draw:frame draw:style-name="gr1" draw:text-style-name="P15" draw:layer="layout" svg:width="2.051cm" svg:height="0.971cm" svg:x="25.616cm" svg:y="13.935cm">
          <draw:text-box>
            <text:p text:style-name="P15">0x3e</text:p>
          </draw:text-box>
        </draw:frame>
        <draw:frame draw:style-name="gr1" draw:text-style-name="P15" draw:layer="layout" svg:width="1.92cm" svg:height="0.971cm" svg:x="25.616cm" svg:y="15.436cm">
          <draw:text-box>
            <text:p text:style-name="P15">0x3f</text:p>
          </draw:text-box>
        </draw:frame>
        <draw:rect draw:style-name="gr4" draw:text-style-name="P15" draw:layer="layout" svg:width="2.54cm" svg:height="1.27cm" svg:x="23.215cm" svg:y="15.67cm">
          <text:p text:style-name="P1"/>
        </draw:rect>
        <draw:frame draw:style-name="gr1" draw:text-style-name="P15" draw:layer="layout" svg:width="2.094cm" svg:height="0.971cm" svg:x="25.616cm" svg:y="16.637cm">
          <draw:text-box>
            <text:p text:style-name="P15">0x40</text:p>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ereferencing pointer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he last example shows how to <text:span text:style-name="T7">make</text:span> a pointer:</text:p>
              </text:list-item>
            </text:list>
            <text:list text:style-name="L5">
              <text:list-item>
                <text:list>
                  <text:list-item>
                    <text:list>
                      <text:list-item>
                        <text:p text:style-name="P14"><text:span text:style-name="T9">VAR</text:span></text:p>
                      </text:list-item>
                    </text:list>
                  </text:list-item>
                </text:list>
              </text:list-item>
            </text:list>
            <text:list text:style-name="L5">
              <text:list-item>
                <text:list>
                  <text:list-item>
                    <text:list>
                      <text:list-item>
                        <text:list>
                          <text:list-item>
                            <text:p text:style-name="P12"><text:span text:style-name="T10">applePtr</text:span> : <text:span text:style-name="T7">POINTER</text:span> <text:span text:style-name="T9">TO</text:span> <text:span text:style-name="T9">REAL</text:span>;</text:p>
                          </text:list-item>
                        </text:list>
                      </text:list-item>
                    </text:list>
                  </text:list-item>
                </text:list>
              </text:list-item>
            </text:list>
            <text:list text:style-name="L5">
              <text:list-item>
                <text:list>
                  <text:list-item>
                    <text:list>
                      <text:list-item>
                        <text:list>
                          <text:list-item>
                            <text:p text:style-name="P12"><text:span text:style-name="T10">apple</text:span> : <text:span text:style-name="T9">REAL</text:span>;</text:p>
                          </text:list-item>
                        </text:list>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2"><text:span text:style-name="T10">apple</text:span> := 5.0;</text:p>
                          </text:list-item>
                        </text:list>
                      </text:list-item>
                    </text:list>
                  </text:list-item>
                </text:list>
              </text:list-item>
            </text:list>
            <text:list text:style-name="L5">
              <text:list-item>
                <text:list>
                  <text:list-item>
                    <text:list>
                      <text:list-item>
                        <text:list>
                          <text:list-item>
                            <text:p text:style-name="P12"><text:span text:style-name="T10">applePtr</text:span> := <text:span text:style-name="T9">SYSTEM</text:span>.<text:span text:style-name="T7">ADR</text:span> (<text:span text:style-name="T10">apple</text:span>);</text:p>
                          </text:list-item>
                        </text:list>
                      </text:list-item>
                    </text:list>
                  </text:list-item>
                </text:list>
              </text:list-item>
            </text:list>
            <text:list text:style-name="L5">
              <text:list-item>
                <text:p text:style-name="P13">How do we <text:span text:style-name="T7">get</text:span> at the memory pointed to?</text:p>
              </text:list-item>
            </text:list>
            <text:list text:style-name="L5">
              <text:list-item>
                <text:list>
                  <text:list-item>
                    <text:list>
                      <text:list-item>
                        <text:list>
                          <text:list-item>
                            <text:p text:style-name="P12"><text:span text:style-name="T10">applePtr</text:span><text:span text:style-name="T7">^</text:span> := 4.0;<text:tab/><text:span text:style-name="T10">(* same as apple := 4.0 *)</text:span></text:p>
                          </text:list-item>
                        </text:list>
                      </text:list-item>
                    </text:list>
                  </text:list-item>
                </text:list>
              </text:list-item>
            </text:list>
            <text:list text:style-name="L5">
              <text:list-item>
                <text:list>
                  <text:list-item>
                    <text:list>
                      <text:list-item>
                        <text:p text:style-name="P17">(C syntax: <text:span text:style-name="T9">*applePtr</text:span>)</text:p>
                      </text:list-item>
                    </text:list>
                  </text:list-item>
                </text:list>
              </text:list-item>
            </text:list>
            <text:list text:style-name="L5">
              <text:list-item>
                <text:list>
                  <text:list-item>
                    <text:p text:style-name="P18">The “hat” operator <text:span text:style-name="T9">^</text:span> is called the <text:span text:style-name="T7">dereferencing</text:span> operator</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Operations on pointers</text:p>
          </draw:text-box>
        </draw:frame>
        <draw:frame presentation:style-name="pr5" draw:text-style-name="P8" draw:layer="layout" svg:width="25.199cm" svg:height="14.443cm" svg:x="1.4cm" svg:y="4.507cm" presentation:class="outline" presentation:user-transformed="true">
          <draw:text-box>
            <text:list text:style-name="L5">
              <text:list-item>
                <text:p text:style-name="P8">Pointers are <text:span text:style-name="T7">compatible</text:span> with <text:span text:style-name="T9">SYSTEM.ADDRESS</text:span></text:p>
              </text:list-item>
            </text:list>
            <text:list text:style-name="L5">
              <text:list-item>
                <text:list>
                  <text:list-item>
                    <text:p text:style-name="P9">Otherwise <text:span text:style-name="T7">diff</text:span>. pointer types <text:span text:style-name="T7">not</text:span> compatible</text:p>
                  </text:list-item>
                </text:list>
              </text:list-item>
            </text:list>
            <text:list text:style-name="L5">
              <text:list-item>
                <text:list>
                  <text:list-item>
                    <text:p text:style-name="P9">But can always use <text:span text:style-name="T9">CAST</text:span></text:p>
                  </text:list-item>
                </text:list>
              </text:list-item>
            </text:list>
            <text:list text:style-name="L5">
              <text:list-item>
                <text:p text:style-name="P8">Cannot <text:span text:style-name="T7">compare</text:span> (<text:span text:style-name="T9">=</text:span>, <text:span text:style-name="T9">&lt;</text:span>, etc.) pointers</text:p>
              </text:list-item>
            </text:list>
            <text:list text:style-name="L5">
              <text:list-item>
                <text:p text:style-name="P8"><text:span text:style-name="T7">Arithmetic</text:span> operators (<text:span text:style-name="T9">+</text:span>, <text:span text:style-name="T9">-</text:span>, <text:span text:style-name="T9">*</text:span>, <text:span text:style-name="T9">/</text:span>) don't work</text:p>
              </text:list-item>
            </text:list>
            <text:list text:style-name="L5">
              <text:list-item>
                <text:list>
                  <text:list-item>
                    <text:p text:style-name="P9">But in <text:span text:style-name="T9">SYSTEM</text:span>: <text:span text:style-name="T9">ADDADR</text:span>, <text:span text:style-name="T9">SUBADR</text:span>, <text:span text:style-name="T9">DIFADR</text:span></text:p>
                  </text:list-item>
                </text:list>
              </text:list-item>
            </text:list>
            <text:list text:style-name="L5">
              <text:list-item>
                <text:list>
                  <text:list-item>
                    <text:list>
                      <text:list-item>
                        <text:list>
                          <text:list-item>
                            <text:p text:style-name="P12"><text:span text:style-name="T10">ptr2</text:span> := <text:span text:style-name="T7">ADDADR</text:span> (<text:span text:style-name="T10">ptr1</text:span>, 10);</text:p>
                          </text:list-item>
                        </text:list>
                      </text:list-item>
                    </text:list>
                  </text:list-item>
                </text:list>
              </text:list-item>
            </text:list>
            <text:list text:style-name="L5">
              <text:list-item>
                <text:p text:style-name="P13"><text:span text:style-name="T7">NIL</text:span> points to nothing at all</text:p>
              </text:list-item>
            </text:list>
            <text:list text:style-name="L5">
              <text:list-item>
                <text:list>
                  <text:list-item>
                    <text:p text:style-name="P18">Handy for <text:span text:style-name="T7">initializing</text:span> pointers: <text:span text:style-name="T10">ptr1</text:span> := <text:span text:style-name="T9">NIL</text:span>;</text:p>
                  </text:list-item>
                </text:list>
              </text:list-item>
            </text:list>
            <text:list text:style-name="L5">
              <text:list-item>
                <text:list>
                  <text:list-item>
                    <text:p text:style-name="P18"><text:span text:style-name="T7">Dereferencing</text:span> <text:span text:style-name="T9">NIL</text:span> raises <text:span text:style-name="T10">sysException</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ointers and VAR parameters</text:p>
          </draw:text-box>
        </draw:frame>
        <draw:frame presentation:style-name="pr5" draw:text-style-name="P8" draw:layer="layout" svg:width="25.199cm" svg:height="14.267cm" svg:x="1.4cm" svg:y="4.507cm" presentation:class="outline">
          <draw:text-box>
            <text:list text:style-name="L5">
              <text:list-item>
                <text:p text:style-name="P8">Passing a <text:span text:style-name="T7">large</text:span> data structure to a procedure can be wasteful:</text:p>
              </text:list-item>
            </text:list>
            <text:list text:style-name="L5">
              <text:list-item>
                <text:list>
                  <text:list-item>
                    <text:list>
                      <text:list-item>
                        <text:p text:style-name="P14"><text:span text:style-name="T9">PROCEDURE</text:span> <text:span text:style-name="T10">P1</text:span> (<text:span text:style-name="T10">data</text:span> : <text:span text:style-name="T10">BigArray</text:span>);</text:p>
                      </text:list-item>
                    </text:list>
                  </text:list-item>
                </text:list>
              </text:list-item>
            </text:list>
            <text:list text:style-name="L5">
              <text:list-item>
                <text:list>
                  <text:list-item>
                    <text:p text:style-name="P18">Call-by-value makes a local <text:span text:style-name="T7">copy</text:span> of the array</text:p>
                  </text:list-item>
                </text:list>
              </text:list-item>
            </text:list>
            <text:list text:style-name="L5">
              <text:list-item>
                <text:p text:style-name="P13">We could pass a <text:span text:style-name="T7">pointer</text:span> to the array instead:</text:p>
              </text:list-item>
            </text:list>
            <text:list text:style-name="L5">
              <text:list-item>
                <text:list>
                  <text:list-item>
                    <text:list>
                      <text:list-item>
                        <text:p text:style-name="P14"><text:span text:style-name="T9">PROCEDURE</text:span> <text:span text:style-name="T10">P1</text:span> (<text:span text:style-name="T10">dataPtr</text:span> : <text:span text:style-name="T9">POINTER</text:span> <text:span text:style-name="T9">TO</text:span> <text:span text:style-name="T10">BigArray</text:span>);</text:p>
                      </text:list-item>
                    </text:list>
                  </text:list-item>
                </text:list>
              </text:list-item>
            </text:list>
            <text:list text:style-name="L5">
              <text:list-item>
                <text:list>
                  <text:list-item>
                    <text:p text:style-name="P18"><text:span text:style-name="T7">Invoke</text:span> the procedure with:</text:p>
                  </text:list-item>
                </text:list>
              </text:list-item>
            </text:list>
            <text:list text:style-name="L5">
              <text:list-item>
                <text:list>
                  <text:list-item>
                    <text:list>
                      <text:list-item>
                        <text:p text:style-name="P14"><text:span text:style-name="T10">P1</text:span> ( <text:span text:style-name="T9">SYSTEM</text:span>.<text:span text:style-name="T9">ADR</text:span> (<text:span text:style-name="T10">myData</text:span>) );</text:p>
                      </text:list-item>
                    </text:list>
                  </text:list-item>
                </text:list>
              </text:list-item>
            </text:list>
            <text:list text:style-name="L5">
              <text:list-item>
                <text:p text:style-name="P13">This is essentially how <text:span text:style-name="T7">VAR</text:span> parameters work:</text:p>
              </text:list-item>
            </text:list>
            <text:list text:style-name="L5">
              <text:list-item>
                <text:list>
                  <text:list-item>
                    <text:list>
                      <text:list-item>
                        <text:p text:style-name="P14"><text:span text:style-name="T9">PROCEDURE</text:span> <text:span text:style-name="T10">P1</text:span> (<text:span text:style-name="T9">VAR</text:span> <text:span text:style-name="T10">data</text:span> : <text:span text:style-name="T10">BigArray</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tatic vs. dynamic memory</text:p>
          </draw:text-box>
        </draw:frame>
        <draw:frame presentation:style-name="pr5" draw:text-style-name="P8" draw:layer="layout" svg:width="25.199cm" svg:height="14.267cm" svg:x="1.4cm" svg:y="4.507cm" presentation:class="outline">
          <draw:text-box>
            <text:list text:style-name="L5">
              <text:list-item>
                <text:p text:style-name="P8"><text:span text:style-name="T7">Static</text:span> variables are allocated at the <text:span text:style-name="T7">beginning</text:span> of the program run</text:p>
              </text:list-item>
            </text:list>
            <text:list text:style-name="L5">
              <text:list-item>
                <text:list>
                  <text:list-item>
                    <text:p text:style-name="P9">Their size in memory is <text:span text:style-name="T7">fixed</text:span> at compile-time</text:p>
                  </text:list-item>
                </text:list>
              </text:list-item>
            </text:list>
            <text:list text:style-name="L5">
              <text:list-item>
                <text:list>
                  <text:list-item>
                    <text:p text:style-name="P9">VARs named in <text:span text:style-name="T7">declaration</text:span> section</text:p>
                  </text:list-item>
                </text:list>
              </text:list-item>
            </text:list>
            <text:list text:style-name="L5">
              <text:list-item>
                <text:p text:style-name="P8"><text:span text:style-name="T7">Dynamic</text:span> variables are allocated <text:span text:style-name="T7">during</text:span> the running of a program</text:p>
              </text:list-item>
            </text:list>
            <text:list text:style-name="L5">
              <text:list-item>
                <text:list>
                  <text:list-item>
                    <text:p text:style-name="P9">May also be <text:span text:style-name="T7">deallocated</text:span> during program</text:p>
                  </text:list-item>
                </text:list>
              </text:list-item>
            </text:list>
            <text:list text:style-name="L5">
              <text:list-item>
                <text:list>
                  <text:list-item>
                    <text:p text:style-name="P9">Size need <text:span text:style-name="T7">not</text:span> be predetermined</text:p>
                  </text:list-item>
                </text:list>
              </text:list-item>
            </text:list>
            <text:list text:style-name="L5">
              <text:list-item>
                <text:list>
                  <text:list-item>
                    <text:p text:style-name="P9">Reference them via <text:span text:style-name="T7">pointers</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Procedure activation records</text:p>
          </draw:text-box>
        </draw:frame>
        <draw:frame presentation:style-name="pr7" draw:text-style-name="P8" draw:layer="layout" svg:width="25.199cm" svg:height="9.463cm" svg:x="1.4cm" svg:y="4.507cm" presentation:class="outline" presentation:user-transformed="true">
          <draw:text-box>
            <text:list text:style-name="L5">
              <text:list-item>
                <text:p text:style-name="P8">Whenever a procedure is invoked, <text:span text:style-name="T7">memory</text:span> is allocated for its static <text:span text:style-name="T10">variables</text:span> and <text:span text:style-name="T10">parameters</text:span></text:p>
              </text:list-item>
            </text:list>
            <text:list text:style-name="L5">
              <text:list-item>
                <text:list>
                  <text:list-item>
                    <text:p text:style-name="P9">This memory is called the <text:span text:style-name="T7">activation record</text:span></text:p>
                  </text:list-item>
                </text:list>
              </text:list-item>
            </text:list>
            <text:list text:style-name="L5">
              <text:list-item>
                <text:list>
                  <text:list-item>
                    <text:p text:style-name="P9">One activation record for each <text:span text:style-name="T7">invocation</text:span>, not for each procedure <text:span text:style-name="T10">declaration</text:span></text:p>
                  </text:list-item>
                </text:list>
              </text:list-item>
            </text:list>
            <text:list text:style-name="L5">
              <text:list-item>
                <text:p text:style-name="P8">The <text:span text:style-name="T7">stack</text:span> is the area of memory for all activation records; <text:span text:style-name="T7">stack pointer</text:span> points to top of stack</text:p>
              </text:list-item>
            </text:list>
          </draw:text-box>
        </draw:frame>
        <draw:rect draw:style-name="gr7" draw:text-style-name="P16" draw:layer="layout" svg:width="7.62cm" svg:height="1.27cm" svg:x="8.89cm" svg:y="18.715cm">
          <text:p text:style-name="P15">Program code</text:p>
        </draw:rect>
        <draw:rect draw:style-name="gr7" draw:text-style-name="P19" draw:layer="layout" svg:width="7.62cm" svg:height="0.605cm" svg:x="8.89cm" svg:y="18.08cm">
          <text:p text:style-name="P19">Static variables</text:p>
        </draw:rect>
        <draw:rect draw:style-name="gr7" draw:text-style-name="P20" draw:layer="layout" svg:width="7.62cm" svg:height="0.995cm" svg:x="8.89cm" svg:y="17.091cm">
          <text:p text:style-name="P20"><text:span text:style-name="T10">Activation record</text:span></text:p>
        </draw:rect>
        <draw:rect draw:style-name="gr7" draw:text-style-name="P20" draw:layer="layout" svg:width="7.62cm" svg:height="1.009cm" svg:x="8.89cm" svg:y="16.082cm">
          <text:p text:style-name="P20"><text:span text:style-name="T10">Activation record</text:span></text:p>
        </draw:rect>
        <draw:rect draw:style-name="gr7" draw:text-style-name="P20" draw:layer="layout" svg:width="7.62cm" svg:height="0.848cm" svg:x="8.89cm" svg:y="15.24cm">
          <text:p text:style-name="P20"><text:span text:style-name="T10">Activation record</text:span></text:p>
        </draw:rect>
        <draw:rect draw:style-name="gr7" draw:text-style-name="P21" draw:layer="layout" svg:width="7.62cm" svg:height="1.605cm" svg:x="8.89cm" svg:y="13.635cm">
          <text:p text:style-name="P21"><text:span text:style-name="T4">Heap</text:span></text:p>
        </draw:rect>
        <draw:custom-shape draw:style-name="gr8" draw:text-style-name="P16" draw:layer="layout" svg:width="1.411cm" svg:height="2.716cm" svg:x="7.044cm" svg:y="15.233cm">
          <text:p text:style-name="P1"/>
          <draw:enhanced-geometry svg:viewBox="0 0 21600 21600" draw:glue-points="21600 0 0 10800 21600 21600" draw:text-areas="13800 ?f9 21600 ?f10" draw:type="left-brace" draw:modifiers="2792.42851389448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 draw:layer="layout" svg:width="2.149cm" svg:height="1.691cm" svg:x="4.963cm" svg:y="15.669cm">
          <draw:text-box>
            <text:p text:style-name="P1">Stack</text:p>
            <text:p text:style-name="P1">area</text:p>
          </draw:text-box>
        </draw:frame>
        <draw:line draw:style-name="gr9" draw:text-style-name="P16" draw:layer="layout" svg:x1="18.85cm" svg:y1="15.31cm" svg:x2="16.945cm" svg:y2="15.31cm">
          <text:p text:style-name="P1"/>
        </draw:line>
        <draw:frame draw:style-name="gr1" draw:layer="layout" svg:width="4.587cm" svg:height="0.971cm" svg:x="18.685cm" svg:y="14.775cm">
          <draw:text-box>
            <text:p text:style-name="P1">Stack pointer</text:p>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ynamic variables</text:p>
          </draw:text-box>
        </draw:frame>
        <draw:frame presentation:style-name="pr5" draw:text-style-name="P8" draw:layer="layout" svg:width="25.199cm" svg:height="15.591cm" svg:x="1.4cm" svg:y="4.107cm" presentation:class="outline" presentation:user-transformed="true">
          <draw:text-box>
            <text:list text:style-name="L5">
              <text:list-item>
                <text:p text:style-name="P8">You can make your <text:span text:style-name="T8">own</text:span> <text:span text:style-name="T7">dynamically</text:span> allocated variables, using <text:span text:style-name="T9">NEW</text:span>() and <text:span text:style-name="T9">DISPOSE</text:span>():</text:p>
              </text:list-item>
            </text:list>
            <text:list text:style-name="L5">
              <text:list-item>
                <text:list>
                  <text:list-item>
                    <text:list>
                      <text:list-item>
                        <text:p text:style-name="P14"><text:span text:style-name="T9">VAR</text:span></text:p>
                      </text:list-item>
                    </text:list>
                  </text:list-item>
                </text:list>
              </text:list-item>
            </text:list>
            <text:list text:style-name="L5">
              <text:list-item>
                <text:list>
                  <text:list-item>
                    <text:list>
                      <text:list-item>
                        <text:list>
                          <text:list-item>
                            <text:p text:style-name="P12"><text:span text:style-name="T10">applePtr</text:span> : <text:span text:style-name="T9">POINTER</text:span> <text:span text:style-name="T9">TO</text:span> <text:span text:style-name="T9">REAL</text:span>;</text:p>
                          </text:list-item>
                        </text:list>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2"><text:span text:style-name="T7">NEW</text:span> (<text:span text:style-name="T10">applePtr</text:span>);</text:p>
                          </text:list-item>
                        </text:list>
                      </text:list-item>
                    </text:list>
                  </text:list-item>
                </text:list>
              </text:list-item>
            </text:list>
            <text:list text:style-name="L5">
              <text:list-item>
                <text:list>
                  <text:list-item>
                    <text:list>
                      <text:list-item>
                        <text:p text:style-name="P17"><text:span text:style-name="T7">Allocates</text:span> memory for a <text:span text:style-name="T9">REAL</text:span>, and stores the address in <text:span text:style-name="T10">applePtr</text:span></text:p>
                      </text:list-item>
                    </text:list>
                  </text:list-item>
                </text:list>
              </text:list-item>
            </text:list>
            <text:list text:style-name="L5">
              <text:list-item>
                <text:list>
                  <text:list-item>
                    <text:list>
                      <text:list-item>
                        <text:list>
                          <text:list-item>
                            <text:p text:style-name="P12"><text:span text:style-name="T7">DISPOSE</text:span> (<text:span text:style-name="T10">applePtr</text:span>);</text:p>
                          </text:list-item>
                        </text:list>
                      </text:list-item>
                    </text:list>
                  </text:list-item>
                </text:list>
              </text:list-item>
            </text:list>
            <text:list text:style-name="L5">
              <text:list-item>
                <text:list>
                  <text:list-item>
                    <text:list>
                      <text:list-item>
                        <text:p text:style-name="P17"><text:span text:style-name="T7">Deallocates</text:span> the memory, and sets <text:span text:style-name="T10">applePtr</text:span> to <text:span text:style-name="T9">NIL</text:span></text:p>
                      </text:list-item>
                    </text:list>
                  </text:list-item>
                </text:list>
              </text:list-item>
            </text:list>
            <text:list text:style-name="L5">
              <text:list-item>
                <text:list>
                  <text:list-item>
                    <text:p text:style-name="P18">Dynamic variables are in the <text:span text:style-name="T7">heap</text:span>:</text:p>
                  </text:list-item>
                </text:list>
              </text:list-item>
            </text:list>
            <text:list text:style-name="L5">
              <text:list-item>
                <text:list>
                  <text:list-item>
                    <text:list>
                      <text:list-item>
                        <text:p text:style-name="P17">Open space for program to allocate/deallocate</text:p>
                      </text:list-item>
                    </text:list>
                  </text:list-item>
                </text:list>
              </text:list-item>
            </text:list>
            <text:list text:style-name="L5">
              <text:list-item>
                <text:list>
                  <text:list-item>
                    <text:p text:style-name="P18">If heap is <text:span text:style-name="T7">full</text:span>, <text:span text:style-name="T9">NEW</text:span> sets pointer to <text:span text:style-name="T9">NIL</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 caution about pointers</text:p>
          </draw:text-box>
        </draw:frame>
        <draw:frame presentation:style-name="pr5" draw:text-style-name="P8" draw:layer="layout" svg:width="25.199cm" svg:height="14.267cm" svg:x="1.4cm" svg:y="4.507cm" presentation:class="outline">
          <draw:text-box>
            <text:list text:style-name="L5">
              <text:list-item>
                <text:p text:style-name="P8">Pointers are a <text:span text:style-name="T7">powerful</text:span> tool and a quick way to <text:span text:style-name="T7">shoot</text:span> yourself in the foot:</text:p>
              </text:list-item>
            </text:list>
            <text:list text:style-name="L5">
              <text:list-item>
                <text:list>
                  <text:list-item>
                    <text:list>
                      <text:list-item>
                        <text:p text:style-name="P14"><text:span text:style-name="T9">VAR</text:span></text:p>
                      </text:list-item>
                    </text:list>
                  </text:list-item>
                </text:list>
              </text:list-item>
            </text:list>
            <text:list text:style-name="L5">
              <text:list-item>
                <text:list>
                  <text:list-item>
                    <text:list>
                      <text:list-item>
                        <text:list>
                          <text:list-item>
                            <text:p text:style-name="P12"><text:span text:style-name="T10">applePtr</text:span> : <text:span text:style-name="T7">POINTER</text:span> <text:span text:style-name="T9">TO</text:span> <text:span text:style-name="T9">REAL</text:span>;</text:p>
                          </text:list-item>
                        </text:list>
                      </text:list-item>
                    </text:list>
                  </text:list-item>
                </text:list>
              </text:list-item>
            </text:list>
            <text:list text:style-name="L5">
              <text:list-item>
                <text:list>
                  <text:list-item>
                    <text:list>
                      <text:list-item>
                        <text:p text:style-name="P14"><text:span text:style-name="T9">BEGIN</text:span></text:p>
                      </text:list-item>
                    </text:list>
                  </text:list-item>
                </text:list>
              </text:list-item>
            </text:list>
            <text:list text:style-name="L5">
              <text:list-item>
                <text:list>
                  <text:list-item>
                    <text:list>
                      <text:list-item>
                        <text:list>
                          <text:list-item>
                            <text:p text:style-name="P12"><text:span text:style-name="T10">applePtr</text:span><text:span text:style-name="T9">^</text:span><text:span text:style-name="T8"> := 5.0;</text:span><text:span text:style-name="T8"><text:tab/></text:span><text:span text:style-name="T8"><text:tab/></text:span><text:span text:style-name="T10">(* yipes! *)</text:span></text:p>
                          </text:list-item>
                        </text:list>
                      </text:list-item>
                    </text:list>
                  </text:list-item>
                </text:list>
              </text:list-item>
            </text:list>
            <text:list text:style-name="L5">
              <text:list-item>
                <text:list>
                  <text:list-item>
                    <text:p text:style-name="P18"><text:span text:style-name="T7">Uninitialized</text:span><text:span text:style-name="T8"> pointer could point to anywhere in memory: </text:span><text:span text:style-name="T7">dereferencing</text:span><text:span text:style-name="T8"> it can potentially modify any accessible memory!</text:span></text:p>
                  </text:list-item>
                </text:list>
              </text:list-item>
            </text:list>
            <text:list text:style-name="L5">
              <text:list-item>
                <text:list>
                  <text:list-item>
                    <text:list>
                      <text:list-item>
                        <text:p text:style-name="P17"><text:span text:style-name="T8">Can </text:span><text:span text:style-name="T7">crash</text:span><text:span text:style-name="T8"> older Windows; </text:span><text:span text:style-name="T7">core dump</text:span><text:span text:style-name="T8"> in Unix</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of today (12.1-12.5)</text:p>
          </draw:text-box>
        </draw:frame>
        <draw:frame presentation:style-name="pr5" draw:text-style-name="P8" draw:layer="layout" svg:width="25.199cm" svg:height="14.267cm" svg:x="1.4cm" svg:y="4.507cm" presentation:class="outline">
          <draw:text-box>
            <text:list text:style-name="L5">
              <text:list-item>
                <text:p text:style-name="P8"><text:span text:style-name="T7">Pointers</text:span></text:p>
              </text:list-item>
            </text:list>
            <text:list text:style-name="L5">
              <text:list-item>
                <text:list>
                  <text:list-item>
                    <text:p text:style-name="P9"><text:span text:style-name="T7">Creating</text:span> pointers, <text:span text:style-name="T7">dereferencing</text:span> pointers</text:p>
                  </text:list-item>
                </text:list>
              </text:list-item>
            </text:list>
            <text:list text:style-name="L5">
              <text:list-item>
                <text:list>
                  <text:list-item>
                    <text:p text:style-name="P9">Assignment <text:span text:style-name="T7">compatibility</text:span></text:p>
                  </text:list-item>
                </text:list>
              </text:list-item>
            </text:list>
            <text:list text:style-name="L5">
              <text:list-item>
                <text:list>
                  <text:list-item>
                    <text:p text:style-name="P9">Pointer <text:span text:style-name="T7">arithmetic</text:span></text:p>
                  </text:list-item>
                </text:list>
              </text:list-item>
            </text:list>
            <text:list text:style-name="L5">
              <text:list-item>
                <text:list>
                  <text:list-item>
                    <text:p text:style-name="P9"><text:span text:style-name="T7">NIL</text:span></text:p>
                  </text:list-item>
                </text:list>
              </text:list-item>
            </text:list>
            <text:list text:style-name="L5">
              <text:list-item>
                <text:p text:style-name="P8"><text:span text:style-name="T7">Static</text:span> vs. <text:span text:style-name="T7">dynamic</text:span> allocation of memory</text:p>
              </text:list-item>
            </text:list>
            <text:list text:style-name="L5">
              <text:list-item>
                <text:list>
                  <text:list-item>
                    <text:p text:style-name="P9"><text:span text:style-name="T7">Activation</text:span> records</text:p>
                  </text:list-item>
                </text:list>
              </text:list-item>
            </text:list>
            <text:list text:style-name="L5">
              <text:list-item>
                <text:list>
                  <text:list-item>
                    <text:p text:style-name="P9"><text:span text:style-name="T7">Stack</text:span>, stack pointer</text:p>
                  </text:list-item>
                </text:list>
              </text:list-item>
            </text:list>
            <text:list text:style-name="L5">
              <text:list-item>
                <text:p text:style-name="P8">Dynamic variables: <text:span text:style-name="T7">NEW</text:span>(), <text:span text:style-name="T7">DISPOSE</text:span>()</text:p>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2" presentation:class="page"/>
          <draw:frame presentation:style-name="pr6"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1">Reading: </text:span><text:span text:style-name="T12">through §12.7 for tomorrow</text:span></text:p>
              </text:list-item>
            </text:list>
            <text:list text:style-name="L5">
              <text:list-item>
                <text:p text:style-name="P8"><text:span text:style-name="T11">Homework</text:span><text:span text:style-name="T1"> due tomorrow: 11.10 #10, 15, 16, 22</text:span></text:p>
              </text:list-item>
            </text:list>
            <text:list text:style-name="L5">
              <text:list-item>
                <text:p text:style-name="P8"><text:span text:style-name="T1">No lab next week!</text:span><text:span text:style-name="T1"><text:line-break/></text:span><text:span text:style-name="T1"/></text:p>
              </text:list-item>
            </text:list>
            <text:list text:style-name="L5">
              <text:list-item>
                <text:p text:style-name="P8"><text:span text:style-name="T1">Get cracking on your </text:span><text:span text:style-name="T11">paper</text:span><text:span text:style-name="T1">! </text:span></text:p>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11"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CMPT14x Lecture</dc:title>
    <meta:initial-creator>Sean Ho</meta:initial-creator>
    <meta:creation-date>2005-08-16T14:05:12</meta:creation-date>
    <dc:creator>Sean Ho</dc:creator>
    <dc:date>2005-11-23T18:37:26</dc:date>
    <dc:language>en-US</dc:language>
    <meta:editing-cycles>440</meta:editing-cycles>
    <meta:editing-duration>P17DT1H28M32S</meta:editing-duration>
    <meta:user-defined meta:name="Info 1"/>
    <meta:user-defined meta:name="Info 2"/>
    <meta:user-defined meta:name="Info 3"/>
    <meta:user-defined meta:name="Info 4"/>
    <meta:document-statistic meta:object-count="128"/>
  </office:meta>
</office:document-meta>
</file>